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-0.0104in" fo:margin-top="0in" fo:margin-bottom="0in" fo:break-before="auto" fo:break-after="auto" table:align="left"/>
    </style:style>
    <style:style style:name="Table1.A" style:family="table-column">
      <style:table-column-properties style:column-width="2.0931in"/>
    </style:style>
    <style:style style:name="Table1.B" style:family="table-column">
      <style:table-column-properties style:column-width="2.0833in"/>
    </style:style>
    <style:style style:name="Table1.C" style:family="table-column">
      <style:table-column-properties style:column-width="2.0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none" fo:border-right="none" fo:border-top="2.25pt dashed #000000" fo:border-bottom="2.25pt dashed #000000"/>
    </style:style>
    <style:style style:name="Table1.A2" style:family="table-cell">
      <style:table-cell-properties style:vertical-align="" fo:padding="0.0694in" fo:border-left="none" fo:border-right="none" fo:border-top="1pt solid #000000" fo:border-bottom="1pt solid #000000"/>
    </style:style>
    <style:style style:name="Table1.A3" style:family="table-cell">
      <style:table-cell-properties style:vertical-align="" fo:padding="0.0694in" fo:border-left="none" fo:border-right="none" fo:border-top="2.25pt dashed #000000" fo:border-bottom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3929in" fo:margin-right="0in" fo:text-align="start" style:justify-single-word="false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24292f" fo:font-size="10pt" style:font-size-asian="10pt" style:font-size-complex="10pt" fo:background-color="#ffffff"/>
    </style:style>
    <style:style style:name="T7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ispositivos utilizados: </text:span></text:p>
      <text:p text:style-name="Standard"/>
      <text:p text:style-name="Standard">Temporizador: T9</text:p>
      <text:p text:style-name="Standard"/>
      <text:p text:style-name="Standard"><text:span text:style-name="T1">Sincronización de los dispositivos (encuesta/interrupción):</text:span></text:p>
      <text:p text:style-name="Standard"/>
      <text:p text:style-name="Standard">Temporizador T9: se gestiona por encuesta.</text:p>
      <text:p text:style-name="Standard"/>
      <text:p text:style-name="Standard"><text:span text:style-name="T1">Funciones que llama el programa principal (nombre y funcionamiento)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2">Nombre Función</text:span></text:p>
          </table:table-cell>
          <table:table-cell table:style-name="Table1.A1" office:value-type="string">
            <text:p text:style-name="P5"><text:span text:style-name="T2">Descripción</text:span></text:p>
          </table:table-cell>
          <table:table-cell table:style-name="Table1.A1" office:value-type="string">
            <text:p text:style-name="P5"><text:span text:style-name="T2">Localizació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inic_Timer9</text:span></text:p>
          </table:table-cell>
          <table:table-cell table:style-name="Table1.A2" office:value-type="string">
            <text:p text:style-name="P2"><text:span text:style-name="T3">Deshabilita el modo GATE y el reloj interno del temporizador.</text:span></text:p>
            <text:p text:style-name="P3"/>
          </table:table-cell>
          <table:table-cell table:style-name="Table1.A2" office:value-type="string">
            <text:p text:style-name="P4"><text:s/>timers.c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3">delay_ms(unsigned int)</text:span></text:p>
          </table:table-cell>
          <table:table-cell table:style-name="Table1.A3" office:value-type="string">
            <text:p text:style-name="Standard"><text:span text:style-name="T3">Inicializa las variables necesarias para el funcionamiento del Timer. Se pasa como parámetro un entero(cantidad de milisegundos que se desea esperar), y la función se encarga de hallar el número de ciclos necesarios y el prescaler correspondiente al valor pasado como parámetro. Después se pone en marcha el Timer y se realiza una encuesta continua del flag </text:span><text:span text:style-name="T6">T9IF.</text:span></text:p>
          </table:table-cell>
          <table:table-cell table:style-name="Table1.A3" office:value-type="string">
            <text:p text:style-name="P4"><text:s text:c="2"/>timers.c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delay_us(unsigned int)</text:span></text:p>
          </table:table-cell>
          <table:table-cell table:style-name="Table1.A2" office:value-type="string">
            <text:p text:style-name="Standard"><text:span text:style-name="T3">Inicializa las variables necesarias para el funcionamiento del Timer. Se pasa como parámetro un entero(cantidad de microsegundos que se desea esperar), y la función se encarga de hallar el número de ciclos necesarios y el prescaler correspondiente al valor pasado como parámetro. Después se pone en marcha el Timer y se realiza una encuesta continua del flag </text:span><text:span text:style-name="T6">T9IF.</text:span></text:p>
          </table:table-cell>
          <table:table-cell table:style-name="Table1.A2" office:value-type="string">
            <text:p text:style-name="P6"><text:s text:c="8"/>timers.c</text:p>
          </table:table-cell>
        </table:table-row>
      </table:table>
      <text:p text:style-name="P1"/>
      <text:p text:style-name="Standard"/>
      <text:p text:style-name="Standard"><text:span text:style-name="T1">Otras funciones importantes (no se les llama desde el main):</text:span></text:p>
      <text:p text:style-name="Standard">En este caso no hay más funciones</text:p>
      <text:p text:style-name="Standard"/>
      <text:p text:style-name="Standard"><text:span text:style-name="T1">RUTINAS DE ATENCIÓN:</text:span></text:p>
      <text:p text:style-name="Standard"><text:span text:style-name="T2">No hay rutinas de atención.</text:span></text:p>
      <text:p text:style-name="Standard"/>
      <text:p text:style-name="Standard"/>
      <text:p text:style-name="Standard"><text:span text:style-name="T1">FUNCIONAMIENTO GENERAL (verificado en las pruebas):</text:span></text:p>
      <text:p text:style-name="P1"/>
      <text:p text:style-name="Standard"><text:soft-page-break/>En el programa inicial se realiza la inicialización de las variables <text:s/>necesarias del reloj mediante el procedimiento de oscilator() y para la inicialización de las variables del Timer se utiliza el procedimiento de inicTimer9(). Se ejecutan en el main las dos funciones ubicadas en timers.c, pasando un parámetro y se realiza un debugging para comprobar que el valor obtenido es el correcto en ambos caso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2pt" fo:font-weight="bold" style:font-size-asian="12pt" style:font-weight-asian="bold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Autores: Alejandro Martín, Asier Septién, Garantigui Coulibal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4" meta:word-count="265" meta:character-count="1784" meta:non-whitespace-character-count="1530"/>
    <meta:generator>LibreOfficeDev/6.0.5.2$Linux_X86_64 LibreOffice_project/</meta:generator>
  </office:meta>
</office:document-meta>
</file>